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d7a0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3d7a0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 style:list-style-name="L9"/>
    <style:style style:name="P13" style:family="paragraph" style:parent-style-name="Text_20_body" style:list-style-name="L8">
      <style:text-properties fo:font-weight="normal" style:font-weight-asian="normal" style:font-weight-complex="normal"/>
    </style:style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T1" style:family="text">
      <style:text-properties officeooo:rsid="0003d7a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sentación del Desarrollo de la App para CENT 35</text:p>
      <text:p text:style-name="Standard"/>
      <text:p text:style-name="Standard">Contexto Actual: El Centro de Educación Superior CENT 35 de Rio Grande, Tierra del Fuego, Argentina, cuenta actualmente con:</text:p>
      <text:p text:style-name="Standard"/>
      <text:p text:style-name="Standard">Una página estática: Los alumnos pueden ingresar únicamente para ver los horarios de clases.</text:p>
      <text:p text:style-name="Standard"/>
      <text:p text:style-name="Standard">Medios de comunicación limitados: La comunicación se realiza principalmente a través de la red social Facebook y ocasionalmente por grupos de WhatsApp formados por alumnos y profesores.</text:p>
      <text:p text:style-name="Standard"/>
      <text:p text:style-name="Standard">Objetivos del Proyecto: </text:p>
      <text:p text:style-name="Standard"/>
      <text:list xml:id="list2983043248" text:style-name="L9">
        <text:list-item>
          <text:p text:style-name="P12">Mejorar la comunicación entre estudiantes y profesores.</text:p>
        </text:list-item>
        <text:list-item>
          <text:p text:style-name="P12">Facilitar el acceso a horarios, materiales de estudio y anuncios importantes.</text:p>
        </text:list-item>
        <text:list-item>
          <text:p text:style-name="P12">Centralizar la información en una plataforma unificada.</text:p>
        </text:list-item>
      </text:list>
      <text:p text:style-name="Standard"/>
      <text:p text:style-name="P10">Requisitos Funcionales</text:p>
      <text:p text:style-name="Standard"/>
      <text:p text:style-name="P1">1. Horarios de Clases:</text:p>
      <text:list xml:id="list2657092180" text:style-name="L1">
        <text:list-item>
          <text:p text:style-name="P3">Vista de horarios actualizados.</text:p>
        </text:list-item>
        <text:list-item>
          <text:p text:style-name="P2">Notificaciones de cambios en los horarios.</text:p>
          <text:p text:style-name="P2"/>
        </text:list-item>
      </text:list>
      <text:p text:style-name="Standard">2. Sistema de Notificaciones:</text:p>
      <text:list xml:id="list565060262" text:style-name="L2">
        <text:list-item>
          <text:p text:style-name="P4">Anuncios importantes.</text:p>
        </text:list-item>
        <text:list-item>
          <text:p text:style-name="P4">Recordatorios de eventos y fechas clave.</text:p>
        </text:list-item>
      </text:list>
      <text:p text:style-name="Standard"/>
      <text:p text:style-name="Standard">3. Mensajería Interna:</text:p>
      <text:list xml:id="list2937955142" text:style-name="L3">
        <text:list-item>
          <text:p text:style-name="P5">Chat directo entre estudiantes y profesores.</text:p>
        </text:list-item>
        <text:list-item>
          <text:p text:style-name="P5">Creación de grupos de discusión por materias.</text:p>
        </text:list-item>
      </text:list>
      <text:p text:style-name="Standard"/>
      <text:p text:style-name="Standard">4. Foros y Grupos:</text:p>
      <text:list xml:id="list2538395870" text:style-name="L4">
        <text:list-item>
          <text:p text:style-name="P6">Espacios para discusiones y colaboración académica.</text:p>
        </text:list-item>
      </text:list>
      <text:p text:style-name="Standard"/>
      <text:p text:style-name="Standard">5. Materiales de Estudio:</text:p>
      <text:list xml:id="list1396094593" text:style-name="L5">
        <text:list-item>
          <text:p text:style-name="P7">Subida y descarga de documentos, presentaciones y otros recursos.</text:p>
        </text:list-item>
      </text:list>
      <text:p text:style-name="Standard"/>
      <text:p text:style-name="Standard">6. Calendario de Eventos:</text:p>
      <text:list xml:id="list2013865509" text:style-name="L6">
        <text:list-item>
          <text:p text:style-name="P8">Fechas de exámenes, actividades extracurriculares y otros eventos importantes.</text:p>
        </text:list-item>
      </text:list>
      <text:p text:style-name="Standard"/>
      <text:p text:style-name="Standard">7. Perfil del Usuario:</text:p>
      <text:list xml:id="list767707949" text:style-name="L7">
        <text:list-item>
          <text:p text:style-name="P9">Información personal y académica de cada estudiante y profesor.</text:p>
        </text:list-item>
      </text:list>
      <text:p text:style-name="Standard"/>
      <text:p text:style-name="Standard"><text:s/><text:span text:style-name="Strong_20_Emphasis"><text:span text:style-name="T3">Requisitos No Funcionales</text:span></text:span></text:p>
      <text:p text:style-name="Standard"><text:span text:style-name="Strong_20_Emphasis"/></text:p>
      <text:list xml:id="list2179231002" text:style-name="L8">
        <text:list-item>
          <text:p text:style-name="P14"><text:span text:style-name="Strong_20_Emphasis"><text:span text:style-name="T2">Rendimiento:</text:span></text:span></text:p>
          <text:list>
            <text:list-item>
              <text:p text:style-name="P14">La aplicación debe cargar las páginas principales en menos de 2 segundos.</text:p>
            </text:list-item>
            <text:list-item>
              <text:p text:style-name="P14">Las operaciones de base de datos deben completarse en menos de 1 segundo.</text:p>
              <text:p text:style-name="P14"/>
            </text:list-item>
          </text:list>
        </text:list-item>
        <text:list-item>
          <text:p text:style-name="P14"><text:span text:style-name="Strong_20_Emphasis"><text:span text:style-name="T2">Escalabilidad:</text:span></text:span></text:p>
          <text:list>
            <text:list-item>
              <text:p text:style-name="P14">La aplicación debe poder soportar hasta 1,000 usuarios concurrentes sin degradación del rendimiento.</text:p>
              <text:p text:style-name="P14"><text:soft-page-break/></text:p>
            </text:list-item>
          </text:list>
        </text:list-item>
        <text:list-item>
          <text:p text:style-name="P14"><text:span text:style-name="Strong_20_Emphasis"><text:span text:style-name="T2">Seguridad:</text:span></text:span></text:p>
          <text:list>
            <text:list-item>
              <text:p text:style-name="P14">Autenticación segura mediante OAuth 2.0.</text:p>
            </text:list-item>
            <text:list-item>
              <text:p text:style-name="P14">Encriptación de datos sensibles en tránsito y en reposo.</text:p>
            </text:list-item>
          </text:list>
        </text:list-item>
        <text:list-item>
          <text:p text:style-name="P14"><text:span text:style-name="Strong_20_Emphasis"><text:span text:style-name="T2">Disponibilidad:</text:span></text:span></text:p>
          <text:list>
            <text:list-item>
              <text:p text:style-name="P14">La aplicación debe estar disponible al menos el 99.9% del tiempo.</text:p>
              <text:p text:style-name="P14"/>
            </text:list-item>
          </text:list>
        </text:list-item>
        <text:list-item>
          <text:p text:style-name="P14"><text:span text:style-name="Strong_20_Emphasis"><text:span text:style-name="T2">Usabilidad:</text:span></text:span></text:p>
          <text:list>
            <text:list-item>
              <text:p text:style-name="P14">Interfaz intuitiva y fácil de usar.</text:p>
              <text:p text:style-name="P14"><text:span text:style-name="T2"/></text:p>
            </text:list-item>
          </text:list>
        </text:list-item>
        <text:list-item>
          <text:p text:style-name="P14"><text:span text:style-name="Strong_20_Emphasis"><text:span text:style-name="T2">Compatibilidad:</text:span></text:span></text:p>
          <text:list>
            <text:list-item>
              <text:p text:style-name="P14">Compatible con las versiones más recientes y dos versiones anteriores de iOS y Android.</text:p>
              <text:p text:style-name="P14"/>
            </text:list-item>
          </text:list>
        </text:list-item>
        <text:list-item>
          <text:p text:style-name="P14"><text:span text:style-name="Strong_20_Emphasis"><text:span text:style-name="T2">Mantenibilidad:</text:span></text:span></text:p>
          <text:list>
            <text:list-item>
              <text:p text:style-name="P15">Código bien documentado y modular para facilitar futuras actualizaciones.</text:p>
              <text:p text:style-name="P15"/>
            </text:list-item>
          </text:list>
        </text:list-item>
        <text:list-item>
          <text:p text:style-name="P14"><text:span text:style-name="Strong_20_Emphasis"><text:span text:style-name="T2">Localización:</text:span></text:span></text:p>
          <text:list>
            <text:list-item>
              <text:p text:style-name="P15">Interfaz disponible en español y con la posibilidad de agregar más idiomas en el futuro.</text:p>
              <text:p text:style-name="P15"/>
            </text:list-item>
          </text:list>
        </text:list-item>
        <text:list-item>
          <text:p text:style-name="P14"><text:span text:style-name="Strong_20_Emphasis"><text:span text:style-name="T2">Respaldo y Recuperación:</text:span></text:span></text:p>
          <text:list>
            <text:list-item>
              <text:p text:style-name="P13">Mecanismos de respaldo automático de datos y procedimientos claros para la recuperación en caso de fallos.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4-07-01T21:07:25.060000000</dc:date>
    <meta:editing-duration>PT2M46S</meta:editing-duration>
    <meta:editing-cycles>3</meta:editing-cycles>
    <meta:document-statistic meta:table-count="0" meta:image-count="0" meta:object-count="0" meta:page-count="2" meta:paragraph-count="55" meta:word-count="368" meta:character-count="2328" meta:non-whitespace-character-count="2046"/>
  </office:meta>
</office:document-meta>
</file>